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2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position="super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normal" style:font-style-asian="normal" style:font-style-complex="normal"/>
    </style:style>
    <style:style style:name="T24" style:family="text">
      <style:text-properties fo:language="ru" fo:country="RU"/>
    </style:style>
    <style:style style:name="T25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6" style:family="text">
      <style:text-properties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Arial1" style:font-name-asian="Times New Roman" style:font-name-complex="Arial1" style:font-weight-complex="bold"/>
    </style:style>
    <style:style style:name="T33" style:family="text">
      <style:text-properties style:font-weight-complex="bold"/>
    </style:style>
    <style:style style:name="T34" style:family="text">
      <style:text-properties fo:background-color="transparent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ize="9pt" style:font-size-asian="9pt" style:language-asian="zh" style:country-asian="TW" style:font-size-complex="9pt"/>
    </style:style>
    <style:style style:name="T37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3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22"><text:span text:style-name="T4">Type: </text:span><text:span text:style-name="T3">Radiation monitor AT6130</text:span><text:span text:style-name="T5">С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29">/</text:span><text:span text:style-name="T17">N</text:span><text:span text:style-name="T29">: </text:span><text:span text:style-name="T17"><text:s text:c="2"/></text:span><text:span text:style-name="T30">$allSerial</text:span></text:p>
      <text:p text:style-name="P10"/>
      <text:p text:style-name="P3">Measurement limits: <text:s/></text:p>
      <text:p text:style-name="Standard"><text:span text:style-name="T10">from 0.1 </text:span><text:span text:style-name="T25">µ</text:span><text:span text:style-name="T10">Sv/h to 1 mSv/h, </text:span></text:p>
      <text:p text:style-name="P7"/>
      <text:p text:style-name="P4"><text:span text:style-name="T31">Measurement error: </text:span><text:span text:style-name="T32">±</text:span><text:span text:style-name="T33">20</text:span> %</text:p>
      <text:p text:style-name="P15"/>
      <text:p text:style-name="P3">Operating conditions:</text:p>
      <text:p text:style-name="P28"><text:span text:style-name="T16">- Air temperature<text:tab/></text:span><text:span text:style-name="T26"><text:tab/><text:tab/><text:tab/><text:tab/>+</text:span><text:span text:style-name="T16">$temp</text:span><text:span text:style-name="T26"> °</text:span><text:span text:style-name="T16">C</text:span></text:p>
      <text:p text:style-name="P28"><text:span text:style-name="T16">- Atmospheric pressure<text:tab/></text:span><text:span text:style-name="T16"><text:tab/><text:tab/><text:tab/>98,5 kPa</text:span></text:p>
      <text:p text:style-name="P28"><text:span text:style-name="T16">- Relative humidity<text:tab/><text:tab/></text:span><text:span text:style-name="T16"><text:tab/><text:tab/>$vlag %</text:span></text:p>
      <text:p text:style-name="P29">- Gamma radiation background<text:tab/><text:tab/><text:tab/>$bground <text:s/>nSv/h</text:p>
      <text:p text:style-name="P39"/>
      <text:p text:style-name="P40"><text:span text:style-name="Знак_20_примечания"><text:span text:style-name="T37">Calibration means</text:span></text:span><text:span text:style-name="Знак_20_примечания"><text:span text:style-name="T38">:</text:span></text:span></text:p>
      <text:p text:style-name="P38"><text:span text:style-name="Знак_20_примечания"><text:span text:style-name="T36">- <text:s/>$eng_facility_110$;</text:span></text:span></text:p>
      <text:p text:style-name="P37"><text:span text:style-name="Знак_20_примечания"><text:span text:style-name="T6">- <text:s/>$eng_facility_130$.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C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1">Dose rate at check point <text:span text:style-name="T19">Ḣ</text:span><text:span text:style-name="T22">oi</text:span><text:span text:style-name="T28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C2" table:number-rows-spanned="3" office:value-type="string">
            <text:p text:style-name="P32">Distan-ce to source, </text:p>
            <text:p text:style-name="P33">R, сm</text:p>
          </table:table-cell>
          <table:table-cell table:style-name="t1.C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C2" table:number-rows-spanned="3" office:value-type="string">
            <text:p text:style-name="P32"><text:span text:style-name="T34">Relative gamma radiation dose rate measure-ment</text:span> error</text:p>
            <text:p text:style-name="P36"><text:span text:style-name="T19">θ</text:span><text:span text:style-name="T23">пр</text:span><text:span text:style-name="T22">i</text:span>, %</text:p>
          </table:table-cell>
          <table:table-cell table:style-name="t1.C2" table:number-rows-spanned="3" office:value-type="string">
            <text:p text:style-name="P34">Confidence limit of the intrinsic <text:s/>relative error <text:span text:style-name="T35">Δ</text:span><text:span text:style-name="T22">i</text:span>, % during calibration</text:p>
          </table:table-cell>
          <table:table-cell table:style-name="t1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14">Back-ground</text:span>, <text:span text:style-name="T15">nSv</text:span><text:span text:style-name="T19">/</text:span><text:span text:style-name="T15">h</text:span></text:p>
          </table:table-cell>
          <table:table-cell table:style-name="t1.D3" table:number-columns-spanned="3" office:value-type="string">
            <text:p text:style-name="P25"><text:span text:style-name="T14">Measured value</text:span> <text:span text:style-name="T19">Ḣ</text:span><text:span text:style-name="T18">*</text:span><text:span text:style-name="T21">i</text:span><text:span text:style-name="T2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14">Average value</text:span>, <text:span text:style-name="T15">H</text:span><text:span text:style-name="T21">i</text:span><text:span text:style-name="T2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9">H</text:span><text:span text:style-name="T20">1</text:span></text:p>
          </table:table-cell>
          <table:table-cell table:style-name="t1.D3" office:value-type="string">
            <text:p text:style-name="P25"><text:span text:style-name="T15">H</text:span><text:span text:style-name="T20">2</text:span></text:p>
          </table:table-cell>
          <table:table-cell table:style-name="t1.D3" office:value-type="string">
            <text:p text:style-name="P25"><text:span text:style-name="T15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14">$1-30</text:p>
          </table:table-cell>
          <table:table-cell table:style-name="t1.C5" office:value-type="string">
            <text:p text:style-name="P14">$1-40</text:p>
          </table:table-cell>
          <table:table-cell table:style-name="t1.C5" office:value-type="string">
            <text:p text:style-name="P14">$1-50</text:p>
          </table:table-cell>
          <table:table-cell table:style-name="t1.C5" office:value-type="string">
            <text:p text:style-name="P14">$1-60</text:p>
          </table:table-cell>
          <table:table-cell table:style-name="t1.C5" office:value-type="string">
            <text:p text:style-name="P14">$1-70</text:p>
          </table:table-cell>
          <table:table-cell table:style-name="t1.C5" office:value-type="string">
            <text:p text:style-name="P14">$1-80</text:p>
          </table:table-cell>
          <table:table-cell table:style-name="t1.C5" office:value-type="string">
            <text:p text:style-name="P14">$1-00</text:p>
          </table:table-cell>
          <table:table-cell table:style-name="t1.C5" office:value-type="string">
            <text:p text:style-name="P14">$1-10</text:p>
          </table:table-cell>
          <table:table-cell table:style-name="t1.C5" office:value-type="string">
            <text:p text:style-name="P14">$1-20</text:p>
          </table:table-cell>
          <table:table-cell table:style-name="t1.K5" table:number-rows-spanned="4" office:value-type="string">
            <text:p text:style-name="P13">±<text:span text:style-name="T24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14">$1-31</text:p>
          </table:table-cell>
          <table:table-cell table:style-name="t1.C5" office:value-type="string">
            <text:p text:style-name="P14">$1-41</text:p>
          </table:table-cell>
          <table:table-cell table:style-name="t1.C5" office:value-type="string">
            <text:p text:style-name="P14">$1-51</text:p>
          </table:table-cell>
          <table:table-cell table:style-name="t1.C5" office:value-type="string">
            <text:p text:style-name="P14">$1-61</text:p>
          </table:table-cell>
          <table:table-cell table:style-name="t1.C5" office:value-type="string">
            <text:p text:style-name="P14">$1-71</text:p>
          </table:table-cell>
          <table:table-cell table:style-name="t1.C5" office:value-type="string">
            <text:p text:style-name="P14">$1-81</text:p>
          </table:table-cell>
          <table:table-cell table:style-name="t1.C5" office:value-type="string">
            <text:p text:style-name="P14">$1-01</text:p>
          </table:table-cell>
          <table:table-cell table:style-name="t1.C5" office:value-type="string">
            <text:p text:style-name="P14">$1-11</text:p>
          </table:table-cell>
          <table:table-cell table:style-name="t1.C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14">$1-32</text:p>
          </table:table-cell>
          <table:table-cell table:style-name="t1.C5" office:value-type="string">
            <text:p text:style-name="P14">$1-42</text:p>
          </table:table-cell>
          <table:table-cell table:style-name="t1.C5" office:value-type="string">
            <text:p text:style-name="P14">$1-52</text:p>
          </table:table-cell>
          <table:table-cell table:style-name="t1.C5" office:value-type="string">
            <text:p text:style-name="P14">$1-62</text:p>
          </table:table-cell>
          <table:table-cell table:style-name="t1.C5" office:value-type="string">
            <text:p text:style-name="P14">$1-72</text:p>
          </table:table-cell>
          <table:table-cell table:style-name="t1.C5" office:value-type="string">
            <text:p text:style-name="P14">$1-82</text:p>
          </table:table-cell>
          <table:table-cell table:style-name="t1.C5" office:value-type="string">
            <text:p text:style-name="P14">$1-02</text:p>
          </table:table-cell>
          <table:table-cell table:style-name="t1.C5" office:value-type="string">
            <text:p text:style-name="P14">$1-12</text:p>
          </table:table-cell>
          <table:table-cell table:style-name="t1.C5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0.7 mSv/h</text:p>
          </table:table-cell>
          <table:table-cell table:style-name="t1.B8" office:value-type="string">
            <text:p text:style-name="P14">$1-33</text:p>
          </table:table-cell>
          <table:table-cell table:style-name="t1.C8" office:value-type="string">
            <text:p text:style-name="P14">$1-43</text:p>
          </table:table-cell>
          <table:table-cell table:style-name="t1.C8" office:value-type="string">
            <text:p text:style-name="P14">$1-53</text:p>
          </table:table-cell>
          <table:table-cell table:style-name="t1.C8" office:value-type="string">
            <text:p text:style-name="P14">$1-63</text:p>
          </table:table-cell>
          <table:table-cell table:style-name="t1.C8" office:value-type="string">
            <text:p text:style-name="P14">$1-73</text:p>
          </table:table-cell>
          <table:table-cell table:style-name="t1.C8" office:value-type="string">
            <text:p text:style-name="P14">$1-83</text:p>
          </table:table-cell>
          <table:table-cell table:style-name="t1.C8" office:value-type="string">
            <text:p text:style-name="P14">$1-03</text:p>
          </table:table-cell>
          <table:table-cell table:style-name="t1.C8" office:value-type="string">
            <text:p text:style-name="P14">$1-13</text:p>
          </table:table-cell>
          <table:table-cell table:style-name="t1.C8" office:value-type="string">
            <text:p text:style-name="P14">$1-23</text:p>
          </table:table-cell>
          <table:covered-table-cell/>
        </table:table-row>
      </table:table>
      <text:p text:style-name="P27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23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43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19:19.36</dc:date>
    <meta:print-date>2019-04-03T15:18:00</meta:print-date>
    <meta:editing-cycles>162</meta:editing-cycles>
    <meta:editing-duration>PT11H12M44S</meta:editing-duration>
    <meta:generator>OpenOffice/4.1.6$Win32 OpenOffice.org_project/416m1$Build-9790</meta:generator>
    <meta:document-statistic meta:table-count="2" meta:image-count="1" meta:object-count="0" meta:page-count="1" meta:paragraph-count="85" meta:word-count="177" meta:character-count="1229"/>
  </office:meta>
</office:document-meta>
</file>